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5e4b" officeooo:paragraph-rsid="00175e4b" style:font-weight-asian="bold" style:font-weight-complex="bold"/>
    </style:style>
    <style:style style:name="P2" style:family="paragraph" style:parent-style-name="Standard">
      <style:text-properties fo:font-weight="bold" officeooo:rsid="00175e4b" officeooo:paragraph-rsid="00187264" style:font-weight-asian="bold" style:font-weight-complex="bold"/>
    </style:style>
    <style:style style:name="P3" style:family="paragraph" style:parent-style-name="Standard">
      <style:text-properties fo:font-weight="bold" officeooo:rsid="00175e4b" officeooo:paragraph-rsid="0019912b" style:font-weight-asian="bold" style:font-weight-complex="bold"/>
    </style:style>
    <style:style style:name="P4" style:family="paragraph" style:parent-style-name="Standard">
      <style:text-properties fo:font-weight="bold" officeooo:rsid="0019912b" officeooo:paragraph-rsid="0019912b" style:font-weight-asian="bold" style:font-weight-complex="bold"/>
    </style:style>
    <style:style style:name="T1" style:family="text">
      <style:text-properties officeooo:rsid="001872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`Actors` (</text:p>
      <text:p text:style-name="P1"><text:s text:c="2"/>`Id` int(11) NOT NULL AUTO_INCREMENT,</text:p>
      <text:p text:style-name="P1"><text:s text:c="2"/>`Name` varchar(25) DEFAULT NULL,</text:p>
      <text:p text:style-name="P1"><text:s text:c="2"/>`LastName` varchar(45) DEFAULT NULL,</text:p>
      <text:p text:style-name="P1"><text:s text:c="2"/>PRIMARY KEY (`Id`)</text:p>
      <text:p text:style-name="P1">)</text:p>
      <text:p text:style-name="P2"></text:p>
      <text:p text:style-name="P2">`Comments` (</text:p>
      <text:p text:style-name="P1"><text:s text:c="2"/>`Id` int(11) NOT NULL AUTO_INCREMENT,</text:p>
      <text:p text:style-name="P1"><text:s text:c="2"/>`Wording` varchar(255) DEFAULT NULL,</text:p>
      <text:p text:style-name="P1"><text:s text:c="2"/>`Id_Video` int(11) DEFAULT NULL,</text:p>
      <text:p text:style-name="P1"><text:s text:c="2"/>`Poster` varchar(45) DEFAULT NULL</text:p>
      <text:p text:style-name="P1">)</text:p>
      <text:p text:style-name="P2"></text:p>
      <text:p text:style-name="P2">`Director` (</text:p>
      <text:p text:style-name="P1"><text:s text:c="2"/>`Id` int(11) NOT NULL AUTO_INCREMENT,</text:p>
      <text:p text:style-name="P1"><text:s text:c="2"/>`Name` varchar(100) NOT NULL,</text:p>
      <text:p text:style-name="P1"><text:s text:c="2"/>`Lastname` varchar(100) NOT NULL</text:p>
      <text:p text:style-name="P1">)</text:p>
      <text:p text:style-name="P1"></text:p>
      <text:p text:style-name="P1">`Genres` (</text:p>
      <text:p text:style-name="P1"><text:s text:c="2"/>`Id` int(11) NOT NULL AUTO_INCREMENT,</text:p>
      <text:p text:style-name="P1"><text:s text:c="2"/>`Wording` varchar(25) DEFAULT NULL</text:p>
      <text:p text:style-name="P1">)</text:p>
      <text:p text:style-name="P2"></text:p>
      <text:p text:style-name="P2">`Pictures` (</text:p>
      <text:p text:style-name="P1"><text:s text:c="2"/>`Id` int(11) NOT NULL AUTO_INCREMENT,</text:p>
      <text:p text:style-name="P1"><text:s text:c="2"/>`Link` varchar(255) DEFAULT NULL,</text:p>
      <text:p text:style-name="P1"><text:s text:c="2"/>`Slide` tinyint(1) DEFAULT NULL,</text:p>
      <text:p text:style-name="P1"><text:s text:c="2"/>`Id_Video` int(11) DEFAULT NULL</text:p>
      <text:p text:style-name="P1">)</text:p>
      <text:p text:style-name="P1"></text:p>
      <text:p text:style-name="P1">`Play` (</text:p>
      <text:p text:style-name="P1"><text:s text:c="2"/>`Id` int(11) NOT NULL,</text:p>
      <text:p text:style-name="P1"><text:s text:c="2"/>`Id_Video` int(11) NOT NULL</text:p>
      <text:p text:style-name="P1">)</text:p>
      <text:p text:style-name="P1"></text:p>
      <text:p text:style-name="P1">`Types` (</text:p>
      <text:p text:style-name="P1"><text:s text:c="2"/>`Id` int(11) NOT NULL AUTO_INCREMENT,</text:p>
      <text:p text:style-name="P1"><text:s text:c="2"/>`Wording` varchar(25) DEFAULT NULL</text:p>
      <text:p text:style-name="P1">)</text:p>
      <text:p text:style-name="P1"></text:p>
      <text:p text:style-name="P1">`Users` (</text:p>
      <text:p text:style-name="P1"><text:s text:c="2"/>`Id` int(11) NOT NULL AUTO_INCREMENT,</text:p>
      <text:p text:style-name="P1"><text:s text:c="2"/>`Name` varchar(25) DEFAULT NULL,</text:p>
      <text:p text:style-name="P1"><text:s text:c="2"/>`LastName` varchar(25) DEFAULT NULL,</text:p>
      <text:p text:style-name="P1"><text:s text:c="2"/>`Email` varchar(25) DEFAULT NULL,</text:p>
      <text:p text:style-name="P1"><text:s text:c="2"/>`DateBirth` date DEFAULT NULL,</text:p>
      <text:p text:style-name="P1"><text:s text:c="2"/>`Online` tinyint(1) DEFAULT NULL,</text:p>
      <text:p text:style-name="P1"><text:s text:c="2"/>`Admin` tinyint(1) DEFAULT NULL,</text:p>
      <text:p text:style-name="P1"><text:s text:c="2"/>`Pseudo` varchar(25) DEFAULT NULL,</text:p>
      <text:p text:style-name="P1"><text:s text:c="2"/>`Password` varchar(255) DEFAULT NULL,</text:p>
      <text:p text:style-name="P1"><text:soft-page-break/><text:s text:c="2"/>`Viewed` longtext,</text:p>
      <text:p text:style-name="P1"><text:s text:c="2"/>`Voted` longtext,</text:p>
      <text:p text:style-name="P1"><text:s text:c="2"/>`Favorites` longtext</text:p>
      <text:p text:style-name="P1">)</text:p>
      <text:p text:style-name="P1"></text:p>
      <text:p text:style-name="P1">`Video` (</text:p>
      <text:p text:style-name="P1"><text:s text:c="2"/>`Id` int(11) NOT NULL AUTO_INCREMENT,</text:p>
      <text:p text:style-name="P1"><text:s text:c="2"/>`Title` varchar(100) NOT NULL,</text:p>
      <text:p text:style-name="P1"><text:s text:c="2"/>`ReleaseDate` date NOT NULL,</text:p>
      <text:p text:style-name="P1"><text:s text:c="2"/>`Description` varchar(1200) NOT NULL,</text:p>
      <text:p text:style-name="P1"><text:s text:c="2"/>`Season` int(11) DEFAULT NULL,</text:p>
      <text:p text:style-name="P1"><text:s text:c="2"/>`Episode` int(11) DEFAULT NULL,</text:p>
      <text:p text:style-name="P1"><text:s text:c="2"/>`SeriesTitle` varchar(100) DEFAULT NULL,</text:p>
      <text:p text:style-name="P1"><text:s text:c="2"/>`Link` varchar(255) NOT NULL,</text:p>
      <text:p text:style-name="P1"><text:s text:c="2"/>`Views` int(11) DEFAULT '0',</text:p>
      <text:p text:style-name="P1"><text:s text:c="2"/>`Rating` int(11) DEFAULT '0',</text:p>
      <text:p text:style-name="P1"><text:s text:c="2"/>`NbRating` int(11) DEFAULT '0',</text:p>
      <text:p text:style-name="P1"><text:s text:c="2"/>`Id_Types` int(11) NOT NULL,</text:p>
      <text:p text:style-name="P1"><text:s text:c="2"/>`Id_Director` int(11) DEFAULT NULL,</text:p>
      <text:p text:style-name="P1"><text:s text:c="2"/>`Uploaded` smallint(6) DEFAULT '0'</text:p>
      <text:p text:style-name="P1">) </text:p>
      <text:p text:style-name="P1"></text:p>
      <text:p text:style-name="P1"/>
      <text:p text:style-name="P1">`VideoGenre` (</text:p>
      <text:p text:style-name="P1"><text:s text:c="2"/>`Id` int(11) NOT NULL,</text:p>
      <text:p text:style-name="P1"><text:s text:c="2"/>`Id_Genres` int(11) NOT NULL</text:p>
      <text:p text:style-name="P1">) </text:p>
      <text:p text:style-name="P1"/>
      <text:p text:style-name="P1"/>
      <text:p text:style-name="P1">///////////////////////////////////////////////////////////////////////////////</text:p>
      <text:p text:style-name="P1"><text:tab/><text:tab/><text:span text:style-name="T1">MONGODB</text:span></text:p>
      <text:p text:style-name="P1"/>
      <text:p text:style-name="P2">`Users` (</text:p>
      <text:p text:style-name="P2"><text:s text:c="2"/>`Id` int(11) NOT NULL AUTO_INCREMENT,</text:p>
      <text:p text:style-name="P2"><text:s text:c="2"/>`Name` varchar(25) DEFAULT NULL,</text:p>
      <text:p text:style-name="P2"><text:s text:c="2"/>`LastName` varchar(25) DEFAULT NULL,</text:p>
      <text:p text:style-name="P2"><text:s text:c="2"/>`Email` varchar(25) DEFAULT NULL,</text:p>
      <text:p text:style-name="P2"><text:s text:c="2"/>`DateBirth` date DEFAULT NULL,</text:p>
      <text:p text:style-name="P2"><text:s text:c="2"/>`Online` tinyint(1) DEFAULT NULL,</text:p>
      <text:p text:style-name="P2"><text:s text:c="2"/>`<text:span text:style-name="T1">Status</text:span>` varchar(25) DEFAULT NULL, <text:span text:style-name="T1">(user , subscriber , admin , director)</text:span></text:p>
      <text:p text:style-name="P2"><text:s text:c="2"/>`Pseudo` varchar(25) DEFAULT NULL,</text:p>
      <text:p text:style-name="P2"><text:s text:c="2"/>`Password` varchar(255) DEFAULT NULL,</text:p>
      <text:p text:style-name="P2"><text:s text:c="2"/>`Viewed` longtext,</text:p>
      <text:p text:style-name="P2"><text:s text:c="2"/>`Voted` longtext,</text:p>
      <text:p text:style-name="P2"><text:s text:c="2"/>`Favorites` longtext</text:p>
      <text:p text:style-name="P2">)</text:p>
      <text:p text:style-name="P2"/>
      <text:p text:style-name="P2"/>
      <text:p text:style-name="P2">`Video` (</text:p>
      <text:p text:style-name="P2"><text:s text:c="2"/>`Id` int(11) NOT NULL AUTO_INCREMENT,</text:p>
      <text:p text:style-name="P2"><text:s text:c="2"/>`Title` varchar(100) NOT NULL,</text:p>
      <text:p text:style-name="P2"><text:s text:c="2"/>`ReleaseDate` date NOT NULL,</text:p>
      <text:p text:style-name="P2"><text:soft-page-break/><text:s text:c="2"/>`Description` varchar(1200) NOT NULL,</text:p>
      <text:p text:style-name="P2"><text:s text:c="2"/>`Season` int(11) DEFAULT NULL,</text:p>
      <text:p text:style-name="P2"><text:s text:c="2"/>`Episode` int(11) DEFAULT NULL,</text:p>
      <text:p text:style-name="P2"><text:s text:c="2"/>`SeriesTitle` varchar(100) DEFAULT NULL,</text:p>
      <text:p text:style-name="P2"><text:s text:c="2"/>`Link` varchar(255) NOT NULL,</text:p>
      <text:p text:style-name="P2"><text:s text:c="2"/>`Views` int(11) DEFAULT '0',</text:p>
      <text:p text:style-name="P2"><text:s text:c="2"/>`Rating` int(11) DEFAULT '0',</text:p>
      <text:p text:style-name="P2"><text:s text:c="2"/>`NbRating` int(11) DEFAULT '0',</text:p>
      <text:p text:style-name="P2"><text:s text:c="2"/>`Id_Types` int(11) NOT NULL,</text:p>
      <text:p text:style-name="P2"><text:s text:c="2"/>`Id_Director` int(11) DEFAULT NULL,</text:p>
      <text:p text:style-name="P2"><text:s text:c="2"/>`Uploaded` smallint(6) DEFAULT '0'</text:p>
      <text:p text:style-name="P2"><text:tab/>`Actors` (</text:p>
      <text:p text:style-name="P2"><text:s text:c="2"/><text:tab/><text:tab/>`Id` int(11) NOT NULL AUTO_INCREMENT,</text:p>
      <text:p text:style-name="P2"><text:s text:c="2"/><text:tab/><text:tab/>`Name` varchar(25) DEFAULT NULL,</text:p>
      <text:p text:style-name="P2"><text:s text:c="2"/><text:tab/><text:tab/>`LastName` varchar(45) DEFAULT NULL,</text:p>
      <text:p text:style-name="P2"><text:s text:c="2"/><text:tab/><text:tab/>PRIMARY KEY (`Id`)</text:p>
      <text:p text:style-name="P2"><text:tab/>)</text:p>
      <text:p text:style-name="P2"/>
      <text:p text:style-name="P2"><text:tab/>`VideoGenre` (</text:p>
      <text:p text:style-name="P2"><text:s text:c="2"/><text:tab/><text:tab/>`Id` int(11) NOT NULL,</text:p>
      <text:p text:style-name="P2"><text:s text:c="2"/><text:tab/><text:tab/>`Id_Genres` int(11) NOT NULL</text:p>
      <text:p text:style-name="P2"><text:tab/>) </text:p>
      <text:p text:style-name="P2"/>
      <text:p text:style-name="P3"><text:tab/>`Comments` (</text:p>
      <text:p text:style-name="P3"><text:tab/><text:tab/> <text:s/>`Id` int(11) NOT NULL AUTO_INCREMENT,</text:p>
      <text:p text:style-name="P3"><text:s text:c="2"/><text:tab/><text:tab/>`Wording` varchar(255) DEFAULT NULL,</text:p>
      <text:p text:style-name="P3"><text:s text:c="2"/><text:tab/><text:tab/>`Id_Video` int(11) DEFAULT NULL,</text:p>
      <text:p text:style-name="P3"><text:s text:c="2"/><text:tab/><text:tab/>`Poster` varchar(45) DEFAULT NULL</text:p>
      <text:p text:style-name="P3"><text:tab/>)</text:p>
      <text:p text:style-name="P3"></text:p>
      <text:p text:style-name="P3"><text:tab/>`Director` (</text:p>
      <text:p text:style-name="P3"><text:s text:c="2"/><text:tab/><text:tab/>`Id` int(11) NOT NULL AUTO_INCREMENT,</text:p>
      <text:p text:style-name="P3"><text:s text:c="2"/><text:tab/><text:tab/>`Name` varchar(100) NOT NULL,</text:p>
      <text:p text:style-name="P3"><text:s text:c="2"/><text:tab/><text:tab/>`Lastname` varchar(100) NOT NULL</text:p>
      <text:p text:style-name="P3"><text:tab/>)</text:p>
      <text:p text:style-name="P3"></text:p>
      <text:p text:style-name="P3"><text:tab/>`Genres` (</text:p>
      <text:p text:style-name="P3"><text:tab/> <text:tab/>`Id` int(11) NOT NULL AUTO_INCREMENT,</text:p>
      <text:p text:style-name="P3"><text:s text:c="2"/><text:tab/><text:tab/>`Wording` varchar(25) DEFAULT NULL</text:p>
      <text:p text:style-name="P3"><text:tab/>)</text:p>
      <text:p text:style-name="P3"></text:p>
      <text:p text:style-name="P3"><text:tab/>`Pictures` (</text:p>
      <text:p text:style-name="P3"><text:s text:c="2"/><text:tab/><text:tab/>`Id` int(11) NOT NULL AUTO_INCREMENT,</text:p>
      <text:p text:style-name="P3"><text:s text:c="2"/><text:tab/><text:tab/>`Link` varchar(255) DEFAULT NULL,</text:p>
      <text:p text:style-name="P3"><text:s/><text:tab/><text:tab/>`Slide` tinyint(1) DEFAULT NULL,</text:p>
      <text:p text:style-name="P3"><text:s text:c="2"/><text:tab/><text:tab/>`Id_Video` int(11) DEFAULT NULL</text:p>
      <text:p text:style-name="P3"><text:tab/>)</text:p>
      <text:p text:style-name="P3"></text:p>
      <text:p text:style-name="P3"><text:tab/>`Play` (</text:p>
      <text:p text:style-name="P3"><text:s text:c="2"/><text:tab/><text:tab/>`Id` int(11) NOT NULL,</text:p>
      <text:p text:style-name="P3"><text:s text:c="2"/><text:tab/><text:tab/>`Id_Video` int(11) NOT NULL</text:p>
      <text:p text:style-name="P3"><text:tab/>)</text:p>
      <text:p text:style-name="P3"><text:soft-page-break/></text:p>
      <text:p text:style-name="P3"><text:tab/>`Types` (</text:p>
      <text:p text:style-name="P3"><text:s text:c="2"/><text:tab/><text:tab/>`Id` int(11) NOT NULL AUTO_INCREMENT,</text:p>
      <text:p text:style-name="P3"><text:s text:c="2"/><text:tab/><text:tab/>`Wording` varchar(25) DEFAULT NULL</text:p>
      <text:p text:style-name="P3"><text:tab/>)</text:p>
      <text:p text:style-name="P2"/>
      <text:p text:style-name="P2">) </text:p>
      <text:p text:style-name="P4"><text:s/>db.Posts.find({},{"Text":1,"_id":0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19:46:02.357372921</meta:creation-date>
    <dc:date>2015-07-26T22:41:00.089134619</dc:date>
    <meta:editing-duration>PT2H9M22S</meta:editing-duration>
    <meta:editing-cycles>1</meta:editing-cycles>
    <meta:document-statistic meta:table-count="0" meta:image-count="0" meta:object-count="0" meta:page-count="4" meta:paragraph-count="155" meta:word-count="464" meta:character-count="3848" meta:non-whitespace-character-count="3148"/>
    <meta:generator>LibreOffice/4.2.8.2$Linux_X86_64 LibreOffice_project/420m0$Build-2</meta:generator>
  </office:meta>
</office:document-meta>
</file>